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1cm" svg:x="8.7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9cm" svg:height="2.2cm" svg:x="6.3cm" svg:y="3.6cm">
          <text:p text:style-name="P1">GET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6cm" svg:y1="2.6cm" svg:x2="10.5cm" svg:y2="4.2cm">
          <text:p/>
        </draw:line>
        <draw:custom-shape draw:style-name="gr1" draw:text-style-name="P1" draw:layer="layout" svg:width="6.7cm" svg:height="1.8cm" svg:x="5.7cm" svg:y="7.4cm">
          <text:p text:style-name="P1">GET number 2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7cm" svg:y1="5.8cm" svg:x2="9.6cm" svg:y2="8.1cm">
          <text:p/>
        </draw:line>
        <draw:custom-shape draw:style-name="gr1" draw:text-style-name="P1" draw:layer="layout" svg:width="2.7cm" svg:height="2.6cm" svg:x="6cm" svg:y="11.4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3cm" svg:y1="9.2cm" svg:x2="7.3cm" svg:y2="11.5cm">
          <text:p/>
        </draw:line>
        <draw:line draw:style-name="gr2" draw:text-style-name="P1" draw:layer="layout" svg:x1="7.3cm" svg:y1="14cm" svg:x2="7.1cm" svg:y2="16.4cm">
          <text:p/>
        </draw:line>
        <draw:line draw:style-name="gr2" draw:text-style-name="P1" draw:layer="layout" svg:x1="8.6cm" svg:y1="12.7cm" svg:x2="12.9cm" svg:y2="12.7cm">
          <text:p/>
        </draw:line>
        <draw:custom-shape draw:style-name="gr1" draw:text-style-name="P1" draw:layer="layout" svg:width="7.5cm" svg:height="5.7cm" svg:x="12.5cm" svg:y="10.6cm">
          <text:p text:style-name="P1">number1 &gt; number2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7.4cm" svg:height="4.8cm" svg:x="3cm" svg:y="15.8cm">
          <text:p text:style-name="P1">number2 &gt; number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6.2cm" svg:y1="20.6cm" svg:x2="6cm" svg:y2="23.9cm">
          <text:p/>
        </draw:line>
        <draw:custom-shape draw:style-name="gr1" draw:text-style-name="P1" draw:layer="layout" svg:width="6cm" svg:height="2.1cm" svg:x="3.3cm" svg:y="24.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9cm" svg:y1="16.3cm" svg:x2="8.9cm" svg:y2="2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1:24:50.443000000</meta:creation-date>
    <dc:date>2014-10-06T11:45:25.923000000</dc:date>
    <meta:editing-duration>PT5M25S</meta:editing-duration>
    <meta:editing-cycles>1</meta:editing-cycles>
    <meta:document-statistic meta:object-count="14"/>
    <meta:generator>LibreOffice/4.2.5.2$Windows_x86 LibreOffice_project/61cb170a04bb1f12e77c884eab9192be736ec5f5</meta:generator>
  </office:meta>
</office:document-meta>
</file>